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ff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color="#ff00ff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ackground-color="#00dc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6ff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1cm" svg:height="9.2cm" svg:x="1.64cm" svg:y="26.823cm">
            <draw:object draw:notify-on-update-of-ranges="Sheet1.D43:Sheet1.D47 Sheet1.E42:Sheet1.E42 Sheet1.E43:Sheet1.E47 Sheet1.E56:Sheet1.F60 Sheet1.E50:Sheet1.F54 Sheet1.F42:Sheet1.F42 Sheet1.F43:Sheet1.F47 Sheet1.E56:Sheet1.F60 Sheet1.E50:Sheet1.F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2">
          <table:table-cell table:number-columns-repeated="9"/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Total Logic Utilization</text:p>
          </table:table-cell>
          <table:table-cell office:value-type="float" office:value="106231">
            <text:p>106231</text:p>
          </table:table-cell>
          <table:table-cell office:value-type="float" office:value="105165">
            <text:p>105165</text:p>
          </table:table-cell>
          <table:table-cell office:value-type="float" office:value="106472">
            <text:p>106472</text:p>
          </table:table-cell>
          <table:table-cell office:value-type="float" office:value="105138">
            <text:p>105138</text:p>
          </table:table-cell>
          <table:table-cell office:value-type="float" office:value="105595">
            <text:p>105595</text:p>
          </table:table-cell>
          <table:table-cell table:style-name="ce3" table:formula="of:=AVERAGE([.E2:.I2])" office:value-type="float" office:value="105720.2">
            <text:p>105720.2</text:p>
          </table:table-cell>
          <table:table-cell table:style-name="ce10" table:formula="of:=MAX([.E2:.I2])" office:value-type="float" office:value="106472">
            <text:p>106472</text:p>
          </table:table-cell>
          <table:table-cell table:style-name="ce11" table:formula="of:=MIN([.E2:.I2])" office:value-type="float" office:value="105138">
            <text:p>10513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Combinational ALUTs </text:p>
          </table:table-cell>
          <table:table-cell office:value-type="float" office:value="71752">
            <text:p>71752</text:p>
          </table:table-cell>
          <table:table-cell office:value-type="float" office:value="71635">
            <text:p>71635</text:p>
          </table:table-cell>
          <table:table-cell office:value-type="float" office:value="71658">
            <text:p>71658</text:p>
          </table:table-cell>
          <table:table-cell office:value-type="float" office:value="71860">
            <text:p>71860</text:p>
          </table:table-cell>
          <table:table-cell office:value-type="float" office:value="71709">
            <text:p>71709</text:p>
          </table:table-cell>
          <table:table-cell table:style-name="ce3" table:formula="of:=AVERAGE([.E3:.I3])" office:value-type="float" office:value="71722.8">
            <text:p>71722.8</text:p>
          </table:table-cell>
          <table:table-cell table:style-name="ce10" table:formula="of:=MAX([.E3:.I3])" office:value-type="float" office:value="71860">
            <text:p>71860</text:p>
          </table:table-cell>
          <table:table-cell table:style-name="ce11" table:formula="of:=MIN([.E3:.I3])" office:value-type="float" office:value="71635">
            <text:p>71635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Total Registers</text:p>
          </table:table-cell>
          <table:table-cell office:value-type="float" office:value="65468">
            <text:p>65468</text:p>
          </table:table-cell>
          <table:table-cell office:value-type="float" office:value="65451">
            <text:p>65451</text:p>
          </table:table-cell>
          <table:table-cell office:value-type="float" office:value="65436">
            <text:p>65436</text:p>
          </table:table-cell>
          <table:table-cell office:value-type="float" office:value="65492">
            <text:p>65492</text:p>
          </table:table-cell>
          <table:table-cell office:value-type="float" office:value="65434">
            <text:p>65434</text:p>
          </table:table-cell>
          <table:table-cell table:style-name="ce3" table:formula="of:=AVERAGE([.E4:.I4])" office:value-type="float" office:value="65456.2">
            <text:p>65456.2</text:p>
          </table:table-cell>
          <table:table-cell table:style-name="ce10" table:formula="of:=MAX([.E4:.I4])" office:value-type="float" office:value="65492">
            <text:p>65492</text:p>
          </table:table-cell>
          <table:table-cell table:style-name="ce11" table:formula="of:=MIN([.E4:.I4])" office:value-type="float" office:value="65434">
            <text:p>65434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Dedicated Registers </text:p>
          </table:table-cell>
          <table:table-cell office:value-type="float" office:value="65071">
            <text:p>65071</text:p>
          </table:table-cell>
          <table:table-cell office:value-type="float" office:value="65054">
            <text:p>65054</text:p>
          </table:table-cell>
          <table:table-cell office:value-type="float" office:value="65038">
            <text:p>65038</text:p>
          </table:table-cell>
          <table:table-cell office:value-type="float" office:value="65094">
            <text:p>65094</text:p>
          </table:table-cell>
          <table:table-cell office:value-type="float" office:value="65036">
            <text:p>65036</text:p>
          </table:table-cell>
          <table:table-cell table:style-name="ce3" table:formula="of:=AVERAGE([.E5:.I5])" office:value-type="float" office:value="65058.6">
            <text:p>65058.6</text:p>
          </table:table-cell>
          <table:table-cell table:style-name="ce10" table:formula="of:=MAX([.E5:.I5])" office:value-type="float" office:value="65094">
            <text:p>65094</text:p>
          </table:table-cell>
          <table:table-cell table:style-name="ce11" table:formula="of:=MIN([.E5:.I5])" office:value-type="float" office:value="65036">
            <text:p>65036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ALUT/Register Pairs</text:p>
          </table:table-cell>
          <table:table-cell table:number-columns-repeated="2" office:value-type="float" office:value="101135">
            <text:p>101135</text:p>
          </table:table-cell>
          <table:table-cell office:value-type="float" office:value="101132">
            <text:p>101132</text:p>
          </table:table-cell>
          <table:table-cell office:value-type="float" office:value="101134">
            <text:p>101134</text:p>
          </table:table-cell>
          <table:table-cell office:value-type="float" office:value="101132">
            <text:p>101132</text:p>
          </table:table-cell>
          <table:table-cell table:style-name="ce3" table:formula="of:=AVERAGE([.E6:.I6])" office:value-type="float" office:value="101133.6">
            <text:p>101133.6</text:p>
          </table:table-cell>
          <table:table-cell table:style-name="ce10" table:formula="of:=MAX([.E6:.I6])" office:value-type="float" office:value="101135">
            <text:p>101135</text:p>
          </table:table-cell>
          <table:table-cell table:style-name="ce11" table:formula="of:=MIN([.E6:.I6])" office:value-type="float" office:value="101132">
            <text:p>101132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Total BRAM Bits</text:p>
          </table:table-cell>
          <table:table-cell office:value-type="float" office:value="3833174">
            <text:p>3833174</text:p>
          </table:table-cell>
          <table:table-cell table:number-columns-repeated="2"/>
          <table:table-cell table:style-name="Default" table:number-columns-repeated="2"/>
          <table:table-cell table:style-name="ce3" table:formula="of:=AVERAGE([.E7:.I7])" office:value-type="float" office:value="3833174">
            <text:p>3833174</text:p>
          </table:table-cell>
          <table:table-cell table:style-name="ce10" table:formula="of:=MAX([.E7:.I7])" office:value-type="float" office:value="3833174">
            <text:p>3833174</text:p>
          </table:table-cell>
          <table:table-cell table:style-name="ce11" table:formula="of:=MIN([.E7:.I7])" office:value-type="float" office:value="3833174">
            <text:p>3833174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Total Logic Utilization</text:p>
          </table:table-cell>
          <table:table-cell office:value-type="float" office:value="105387">
            <text:p>105387</text:p>
          </table:table-cell>
          <table:table-cell office:value-type="float" office:value="103833">
            <text:p>103833</text:p>
          </table:table-cell>
          <table:table-cell office:value-type="float" office:value="103874">
            <text:p>103874</text:p>
          </table:table-cell>
          <table:table-cell office:value-type="float" office:value="104331">
            <text:p>104331</text:p>
          </table:table-cell>
          <table:table-cell office:value-type="float" office:value="104595">
            <text:p>104595</text:p>
          </table:table-cell>
          <table:table-cell table:style-name="ce3" table:formula="of:=AVERAGE([.E9:.I9])" office:value-type="float" office:value="104404">
            <text:p>104404</text:p>
          </table:table-cell>
          <table:table-cell table:style-name="ce10" table:formula="of:=MAX([.E9:.I9])" office:value-type="float" office:value="105387">
            <text:p>105387</text:p>
          </table:table-cell>
          <table:table-cell table:style-name="ce11" table:formula="of:=MIN([.E9:.I9])" office:value-type="float" office:value="103833">
            <text:p>10383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3"/>
          <table:table-cell office:value-type="string">
            <text:p>Combinational ALUTs </text:p>
          </table:table-cell>
          <table:table-cell office:value-type="float" office:value="70326">
            <text:p>70326</text:p>
          </table:table-cell>
          <table:table-cell office:value-type="float" office:value="70362">
            <text:p>70362</text:p>
          </table:table-cell>
          <table:table-cell office:value-type="float" office:value="70258">
            <text:p>70258</text:p>
          </table:table-cell>
          <table:table-cell office:value-type="float" office:value="70315">
            <text:p>70315</text:p>
          </table:table-cell>
          <table:table-cell office:value-type="float" office:value="70297">
            <text:p>70297</text:p>
          </table:table-cell>
          <table:table-cell table:style-name="ce3" table:formula="of:=AVERAGE([.E10:.I10])" office:value-type="float" office:value="70311.6">
            <text:p>70311.6</text:p>
          </table:table-cell>
          <table:table-cell table:style-name="ce10" table:formula="of:=MAX([.E10:.I10])" office:value-type="float" office:value="70362">
            <text:p>70362</text:p>
          </table:table-cell>
          <table:table-cell table:style-name="ce11" table:formula="of:=MIN([.E10:.I10])" office:value-type="float" office:value="70258">
            <text:p>70258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Total Registers</text:p>
          </table:table-cell>
          <table:table-cell office:value-type="float" office:value="65300">
            <text:p>65300</text:p>
          </table:table-cell>
          <table:table-cell office:value-type="float" office:value="64472">
            <text:p>64472</text:p>
          </table:table-cell>
          <table:table-cell office:value-type="float" office:value="64465">
            <text:p>64465</text:p>
          </table:table-cell>
          <table:table-cell office:value-type="float" office:value="64480">
            <text:p>64480</text:p>
          </table:table-cell>
          <table:table-cell office:value-type="float" office:value="64466">
            <text:p>64466</text:p>
          </table:table-cell>
          <table:table-cell table:style-name="ce3" table:formula="of:=AVERAGE([.E11:.I11])" office:value-type="float" office:value="64636.6">
            <text:p>64636.6</text:p>
          </table:table-cell>
          <table:table-cell table:style-name="ce10" table:formula="of:=MAX([.E11:.I11])" office:value-type="float" office:value="65300">
            <text:p>65300</text:p>
          </table:table-cell>
          <table:table-cell table:style-name="ce11" table:formula="of:=MIN([.E11:.I11])" office:value-type="float" office:value="64465">
            <text:p>64465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Dedicated Registers </text:p>
          </table:table-cell>
          <table:table-cell office:value-type="float" office:value="64090">
            <text:p>64090</text:p>
          </table:table-cell>
          <table:table-cell office:value-type="float" office:value="64074">
            <text:p>64074</text:p>
          </table:table-cell>
          <table:table-cell office:value-type="float" office:value="64067">
            <text:p>64067</text:p>
          </table:table-cell>
          <table:table-cell office:value-type="float" office:value="64082">
            <text:p>64082</text:p>
          </table:table-cell>
          <table:table-cell office:value-type="float" office:value="64068">
            <text:p>64068</text:p>
          </table:table-cell>
          <table:table-cell table:style-name="ce3" table:formula="of:=AVERAGE([.E12:.I12])" office:value-type="float" office:value="64076.2">
            <text:p>64076.2</text:p>
          </table:table-cell>
          <table:table-cell table:style-name="ce10" table:formula="of:=MAX([.E12:.I12])" office:value-type="float" office:value="64090">
            <text:p>64090</text:p>
          </table:table-cell>
          <table:table-cell table:style-name="ce11" table:formula="of:=MIN([.E12:.I12])" office:value-type="float" office:value="64067">
            <text:p>64067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ALUT/Register Pairs</text:p>
          </table:table-cell>
          <table:table-cell office:value-type="float" office:value="99205">
            <text:p>99205</text:p>
          </table:table-cell>
          <table:table-cell office:value-type="float" office:value="99203">
            <text:p>99203</text:p>
          </table:table-cell>
          <table:table-cell table:number-columns-repeated="3" office:value-type="float" office:value="99206">
            <text:p>99206</text:p>
          </table:table-cell>
          <table:table-cell table:style-name="ce3" table:formula="of:=AVERAGE([.E13:.I13])" office:value-type="float" office:value="99205.2">
            <text:p>99205.2</text:p>
          </table:table-cell>
          <table:table-cell table:style-name="ce10" table:formula="of:=MAX([.E13:.I13])" office:value-type="float" office:value="99206">
            <text:p>99206</text:p>
          </table:table-cell>
          <table:table-cell table:style-name="ce11" table:formula="of:=MIN([.E13:.I13])" office:value-type="float" office:value="99203">
            <text:p>99203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Total BRAM Bits</text:p>
          </table:table-cell>
          <table:table-cell office:value-type="float" office:value="3796310">
            <text:p>3796310</text:p>
          </table:table-cell>
          <table:table-cell/>
          <table:table-cell table:style-name="Default"/>
          <table:table-cell table:number-columns-repeated="2"/>
          <table:table-cell table:style-name="ce3" table:formula="of:=AVERAGE([.E14:.I14])" office:value-type="float" office:value="3796310">
            <text:p>3796310</text:p>
          </table:table-cell>
          <table:table-cell table:style-name="ce10" table:formula="of:=MAX([.E14:.I14])" office:value-type="float" office:value="3796310">
            <text:p>3796310</text:p>
          </table:table-cell>
          <table:table-cell table:style-name="ce11" table:formula="of:=MIN([.E14:.I14])" office:value-type="float" office:value="3796310">
            <text:p>3796310</text:p>
          </table:table-cell>
          <table:table-cell table:style-name="Default" table:number-columns-repeated="2"/>
          <table:table-cell table:number-columns-repeated="1010"/>
        </table:table-row>
        <table:table-row table:style-name="ro4" table:number-rows-repeated="4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Directory</text:p>
          </table:table-cell>
          <table:table-cell office:value-type="string">
            <text:p>Time-Based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tal Logic Utilization</text:p>
          </table:table-cell>
          <table:table-cell table:style-name="ce3" office:value-type="float" office:value="105720.2">
            <text:p>105720.2</text:p>
          </table:table-cell>
          <table:table-cell table:style-name="ce3" office:value-type="float" office:value="104404">
            <text:p>104404</text:p>
          </table:table-cell>
          <table:table-cell/>
          <table:table-cell table:style-name="ce10" office:value-type="float" office:value="106472">
            <text:p>106472</text:p>
          </table:table-cell>
          <table:table-cell table:style-name="ce10" office:value-type="float" office:value="105387">
            <text:p>105387</text:p>
          </table:table-cell>
          <table:table-cell/>
          <table:table-cell table:style-name="ce11" office:value-type="float" office:value="105138">
            <text:p>105138</text:p>
          </table:table-cell>
          <table:table-cell table:style-name="ce11" office:value-type="float" office:value="103833">
            <text:p>10383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Combinational ALUTs </text:p>
          </table:table-cell>
          <table:table-cell table:style-name="ce3" office:value-type="float" office:value="71722.8">
            <text:p>71722.8</text:p>
          </table:table-cell>
          <table:table-cell table:style-name="ce3" office:value-type="float" office:value="70311.6">
            <text:p>70311.6</text:p>
          </table:table-cell>
          <table:table-cell/>
          <table:table-cell table:style-name="ce10" office:value-type="float" office:value="71860">
            <text:p>71860</text:p>
          </table:table-cell>
          <table:table-cell table:style-name="ce10" office:value-type="float" office:value="70362">
            <text:p>70362</text:p>
          </table:table-cell>
          <table:table-cell/>
          <table:table-cell table:style-name="ce11" office:value-type="float" office:value="71635">
            <text:p>71635</text:p>
          </table:table-cell>
          <table:table-cell table:style-name="ce11" office:value-type="float" office:value="70258">
            <text:p>70258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Total Registers</text:p>
          </table:table-cell>
          <table:table-cell table:style-name="ce3" office:value-type="float" office:value="65456.2">
            <text:p>65456.2</text:p>
          </table:table-cell>
          <table:table-cell table:style-name="ce3" office:value-type="float" office:value="64636.6">
            <text:p>64636.6</text:p>
          </table:table-cell>
          <table:table-cell/>
          <table:table-cell table:style-name="ce10" office:value-type="float" office:value="65492">
            <text:p>65492</text:p>
          </table:table-cell>
          <table:table-cell table:style-name="ce10" office:value-type="float" office:value="65300">
            <text:p>65300</text:p>
          </table:table-cell>
          <table:table-cell/>
          <table:table-cell table:style-name="ce11" office:value-type="float" office:value="65434">
            <text:p>65434</text:p>
          </table:table-cell>
          <table:table-cell table:style-name="ce11" office:value-type="float" office:value="64465">
            <text:p>64465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Dedicated Registers </text:p>
          </table:table-cell>
          <table:table-cell table:style-name="ce3" office:value-type="float" office:value="65058.6">
            <text:p>65058.6</text:p>
          </table:table-cell>
          <table:table-cell table:style-name="ce3" office:value-type="float" office:value="64076.2">
            <text:p>64076.2</text:p>
          </table:table-cell>
          <table:table-cell/>
          <table:table-cell table:style-name="ce10" office:value-type="float" office:value="65094">
            <text:p>65094</text:p>
          </table:table-cell>
          <table:table-cell table:style-name="ce10" office:value-type="float" office:value="64090">
            <text:p>64090</text:p>
          </table:table-cell>
          <table:table-cell/>
          <table:table-cell table:style-name="ce11" office:value-type="float" office:value="65036">
            <text:p>65036</text:p>
          </table:table-cell>
          <table:table-cell table:style-name="ce11" office:value-type="float" office:value="64067">
            <text:p>64067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string">
            <text:p>ALUT/Register Pairs</text:p>
          </table:table-cell>
          <table:table-cell table:style-name="ce3" office:value-type="float" office:value="101133.6">
            <text:p>101133.6</text:p>
          </table:table-cell>
          <table:table-cell table:style-name="ce3" office:value-type="float" office:value="99205.2">
            <text:p>99205.2</text:p>
          </table:table-cell>
          <table:table-cell/>
          <table:table-cell table:style-name="ce10" office:value-type="float" office:value="101135">
            <text:p>101135</text:p>
          </table:table-cell>
          <table:table-cell table:style-name="ce10" office:value-type="float" office:value="99206">
            <text:p>99206</text:p>
          </table:table-cell>
          <table:table-cell/>
          <table:table-cell table:style-name="ce11" office:value-type="float" office:value="101132">
            <text:p>101132</text:p>
          </table:table-cell>
          <table:table-cell table:style-name="ce11" office:value-type="float" office:value="99203">
            <text:p>99203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2" office:value-type="string">
            <text:p>Total BRAM Bits</text:p>
          </table:table-cell>
          <table:table-cell table:style-name="ce4" office:value-type="float" office:value="3833174">
            <text:p>3833174</text:p>
          </table:table-cell>
          <table:table-cell table:style-name="ce4" office:value-type="float" office:value="3796310">
            <text:p>3796310</text:p>
          </table:table-cell>
          <table:table-cell/>
          <table:table-cell table:style-name="ce10" office:value-type="float" office:value="3833174">
            <text:p>3833174</text:p>
          </table:table-cell>
          <table:table-cell table:style-name="ce10" office:value-type="float" office:value="3796310">
            <text:p>3796310</text:p>
          </table:table-cell>
          <table:table-cell/>
          <table:table-cell table:style-name="ce11" office:value-type="float" office:value="3833174">
            <text:p>3833174</text:p>
          </table:table-cell>
          <table:table-cell table:style-name="ce11" office:value-type="float" office:value="3796310">
            <text:p>3796310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5" table:formula="of:=[.H22]-[.E22]" office:value-type="float" office:value="751.800000000003">
            <text:p>751.8</text:p>
          </table:table-cell>
          <table:table-cell table:style-name="ce5" table:formula="of:=[.I22]-[.F22]" office:value-type="float" office:value="983">
            <text:p>983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ce5" table:formula="of:=[.H23]-[.E23]" office:value-type="float" office:value="137.199999999997">
            <text:p>137.2</text:p>
          </table:table-cell>
          <table:table-cell table:style-name="ce5" table:formula="of:=[.I23]-[.F23]" office:value-type="float" office:value="50.3999999999942">
            <text:p>50.4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ce5" table:formula="of:=[.H24]-[.E24]" office:value-type="float" office:value="35.8000000000029">
            <text:p>35.8</text:p>
          </table:table-cell>
          <table:table-cell table:style-name="ce5" table:formula="of:=[.I24]-[.F24]" office:value-type="float" office:value="663.400000000001">
            <text:p>663.4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ce5" table:formula="of:=[.H25]-[.E25]" office:value-type="float" office:value="35.4000000000015">
            <text:p>35.4</text:p>
          </table:table-cell>
          <table:table-cell table:style-name="ce5" table:formula="of:=[.I25]-[.F25]" office:value-type="float" office:value="13.8000000000029">
            <text:p>13.8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ce5" table:formula="of:=[.H26]-[.E26]" office:value-type="float" office:value="1.39999999999418">
            <text:p>1.4</text:p>
          </table:table-cell>
          <table:table-cell table:style-name="ce5" table:formula="of:=[.I26]-[.F26]" office:value-type="float" office:value="0.80000000000291">
            <text:p>0.8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ce6" table:formula="of:=[.E22]-[.K22]" office:value-type="float" office:value="582.199999999997">
            <text:p>582.2</text:p>
          </table:table-cell>
          <table:table-cell table:style-name="ce6" table:formula="of:=[.F22]-[.L22]" office:value-type="float" office:value="571">
            <text:p>57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6" table:formula="of:=[.E23]-[.K23]" office:value-type="float" office:value="87.8000000000029">
            <text:p>87.8</text:p>
          </table:table-cell>
          <table:table-cell table:style-name="ce6" table:formula="of:=[.F23]-[.L23]" office:value-type="float" office:value="53.6000000000058">
            <text:p>53.6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6" table:formula="of:=[.E24]-[.K24]" office:value-type="float" office:value="22.1999999999971">
            <text:p>22.2</text:p>
          </table:table-cell>
          <table:table-cell table:style-name="ce6" table:formula="of:=[.F24]-[.L24]" office:value-type="float" office:value="171.599999999999">
            <text:p>171.6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6" table:formula="of:=[.E25]-[.K25]" office:value-type="float" office:value="22.5999999999985">
            <text:p>22.6</text:p>
          </table:table-cell>
          <table:table-cell table:style-name="ce6" table:formula="of:=[.F25]-[.L25]" office:value-type="float" office:value="9.19999999999709">
            <text:p>9.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6" table:formula="of:=[.E26]-[.K26]" office:value-type="float" office:value="1.60000000000582">
            <text:p>1.6</text:p>
          </table:table-cell>
          <table:table-cell table:style-name="ce6" table:formula="of:=[.F26]-[.L26]" office:value-type="float" office:value="2.19999999999709">
            <text:p>2.2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BERI Directory Coherence</text:p>
          </table:table-cell>
          <table:table-cell office:value-type="string">
            <text:p>BERI Time-Based Coherenc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tal Logic Utilization</text:p>
          </table:table-cell>
          <table:table-cell table:style-name="ce7" table:formula="of:=[.E22]/[.E22]" office:value-type="float" office:value="1">
            <text:p>1</text:p>
          </table:table-cell>
          <table:table-cell table:style-name="ce7" table:formula="of:=[.F22]/[.E22]" office:value-type="float" office:value="0.98755015597776">
            <text:p>0.9875501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Combinational ALUTs </text:p>
          </table:table-cell>
          <table:table-cell table:style-name="ce7" table:formula="of:=[.E23]/[.E23]" office:value-type="float" office:value="1">
            <text:p>1</text:p>
          </table:table-cell>
          <table:table-cell table:style-name="ce7" table:formula="of:=[.F23]/[.E23]" office:value-type="float" office:value="0.980324248356171">
            <text:p>0.980324248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Total Registers</text:p>
          </table:table-cell>
          <table:table-cell table:style-name="ce7" table:formula="of:=[.E24]/[.E24]" office:value-type="float" office:value="1">
            <text:p>1</text:p>
          </table:table-cell>
          <table:table-cell table:style-name="ce7" table:formula="of:=[.F24]/[.E24]" office:value-type="float" office:value="0.98747864984524">
            <text:p>0.9874786498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Dedicated Registers </text:p>
          </table:table-cell>
          <table:table-cell table:style-name="ce7" table:formula="of:=[.E25]/[.E25]" office:value-type="float" office:value="1">
            <text:p>1</text:p>
          </table:table-cell>
          <table:table-cell table:style-name="ce7" table:formula="of:=[.F25]/[.E25]" office:value-type="float" office:value="0.984899767286723">
            <text:p>0.9848997673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ALUT/Register Pairs</text:p>
          </table:table-cell>
          <table:table-cell table:style-name="ce7" table:formula="of:=[.E26]/[.E26]" office:value-type="float" office:value="1">
            <text:p>1</text:p>
          </table:table-cell>
          <table:table-cell table:style-name="ce7" table:formula="of:=[.F26]/[.E26]" office:value-type="float" office:value="0.980932153112319">
            <text:p>0.9809321531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" office:value-type="string">
            <text:p>Total BRAM Bits</text:p>
          </table:table-cell>
          <table:table-cell table:style-name="ce7" table:formula="of:=[.E27]/[.E27]" office:value-type="float" office:value="1">
            <text:p>1</text:p>
          </table:table-cell>
          <table:table-cell table:style-name="ce7" table:formula="of:=[.F27]/[.E27]" office:value-type="float" office:value="0.990382904611166">
            <text:p>0.990382904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8" table:formula="of:=[.E29]/[.E22]" office:value-type="float" office:value="0.00711122377748058">
            <text:p>0.0071112238</text:p>
          </table:table-cell>
          <table:table-cell table:style-name="ce8" table:formula="of:=[.F29]/[.E22]" office:value-type="float" office:value="0.00929812845605665">
            <text:p>0.0092981285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8" table:formula="of:=[.E30]/[.E23]" office:value-type="float" office:value="0.00191292029870553">
            <text:p>0.0019129203</text:p>
          </table:table-cell>
          <table:table-cell table:style-name="ce8" table:formula="of:=[.F30]/[.E23]" office:value-type="float" office:value="0.000702705415850945">
            <text:p>0.0007027054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8" table:formula="of:=[.E31]/[.E24]" office:value-type="float" office:value="0.000546930619253836">
            <text:p>0.0005469306</text:p>
          </table:table-cell>
          <table:table-cell table:style-name="ce8" table:formula="of:=[.F31]/[.E24]" office:value-type="float" office:value="0.0101350215869544">
            <text:p>0.0101350216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8" table:formula="of:=[.E32]/[.E25]" office:value-type="float" office:value="0.000544124835148642">
            <text:p>0.0005441248</text:p>
          </table:table-cell>
          <table:table-cell table:style-name="ce8" table:formula="of:=[.F32]/[.E25]" office:value-type="float" office:value="0.000212116461159676">
            <text:p>0.0002121165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8" table:formula="of:=[.E33]/[.E26]" office:value-type="float" office:value="0.0000138430749028432">
            <text:p>1.38430749028432E-005</text:p>
          </table:table-cell>
          <table:table-cell table:style-name="ce8" table:formula="of:=[.F33]/[.E26]" office:value-type="float" office:value="0.00000791032851597204">
            <text:p>7.91032851597204E-00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9" table:formula="of:=[.E35]/[.E22]" office:value-type="float" office:value="0.00550698920357696">
            <text:p>0.0055069892</text:p>
          </table:table-cell>
          <table:table-cell table:style-name="ce9" table:formula="of:=[.F35]/[.E22]" office:value-type="float" office:value="0.00540104918454562">
            <text:p>0.0054010492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9" table:formula="of:=[.E36]/[.E23]" office:value-type="float" office:value="0.00122415745062941">
            <text:p>0.0012241575</text:p>
          </table:table-cell>
          <table:table-cell table:style-name="ce9" table:formula="of:=[.F36]/[.E23]" office:value-type="float" office:value="0.000747321632730538">
            <text:p>0.0007473216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9" table:formula="of:=[.E37]/[.E24]" office:value-type="float" office:value="0.000339158093503703">
            <text:p>0.0003391581</text:p>
          </table:table-cell>
          <table:table-cell table:style-name="ce9" table:formula="of:=[.F37]/[.E24]" office:value-type="float" office:value="0.00262160039843435">
            <text:p>0.0026216004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9" table:formula="of:=[.E38]/[.E25]" office:value-type="float" office:value="0.000347379132044012">
            <text:p>0.0003473791</text:p>
          </table:table-cell>
          <table:table-cell table:style-name="ce9" table:formula="of:=[.F38]/[.E25]" office:value-type="float" office:value="0.000141410974106376">
            <text:p>0.00014141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9" table:formula="of:=[.E39]/[.E26]" office:value-type="float" office:value="0.0000158206570319441">
            <text:p>1.58206570319441E-005</text:p>
          </table:table-cell>
          <table:table-cell table:style-name="ce9" table:formula="of:=[.F39]/[.E26]" office:value-type="float" office:value="0.0000217534034188152">
            <text:p>2.17534034188152E-005</text:p>
          </table:table-cell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Mujumdar</meta:initial-creator>
    <meta:creation-date>2015-11-05T19:19:05</meta:creation-date>
    <dc:date>2015-11-21T12:43:02</dc:date>
    <dc:creator>Alan Mujumdar</dc:creator>
    <meta:editing-duration>PT16M35S</meta:editing-duration>
    <meta:editing-cycles>4</meta:editing-cycles>
    <meta:generator>LibreOffice/3.5$Linux_X86_64 LibreOffice_project/350m1$Build-2</meta:generator>
    <meta:document-statistic meta:table-count="3" meta:cell-count="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E50:Sheet1.F54" chart:error-lower-range="Sheet1.E56:Sheet1.F6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7" chart:maximum="1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upper-indicator="true" chart:error-lower-indicator="true" chart:error-category="cell-range" chart:error-upper-range="Sheet1.E50:Sheet1.F54" chart:error-lower-range="Sheet1.E56:Sheet1.F60"/>
      <style:graphic-properties draw:stroke="none" draw:fill-color="#ffb515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  <style:graphic-properties svg:stroke-width="0.03cm"/>
    </style:style>
    <style:style style:name="ch9" style:family="chart" style:data-style-name="N0">
      <style:chart-properties chart:error-upper-indicator="true" chart:error-lower-indicator="true" chart:error-category="cell-range" chart:error-upper-range="Sheet1.E50:Sheet1.F54" chart:error-lower-range="Sheet1.E56:Sheet1.F60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9.201cm" xlink:href=".." xlink:type="simple" chart:class="chart:bar" chart:style-name="ch1">
        <chart:legend chart:legend-position="top" svg:x="5.669cm" svg:y="0.688cm" style:legend-expansion="wide" chart:style-name="ch2"/>
        <chart:plot-area chart:style-name="ch3" table:cell-range-address="Sheet1.D42:Sheet1.F47" chart:data-source-has-labels="both" svg:x="0.87cm" svg:y="1.654cm" svg:width="19.291cm" svg:height="6.943cm">
          <chartooo:coordinate-region svg:x="1.968cm" svg:y="1.853cm" svg:width="18.193cm" svg:height="6.097cm"/>
          <chart:axis chart:dimension="x" chart:name="primary-x" chart:style-name="ch4" chartooo:axis-type="auto">
            <chartooo:date-scale/>
            <chart:categories table:cell-range-address="Sheet1.D43:Sheet1.D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3:Sheet1.E47" chart:label-cell-address="Sheet1.E42:Sheet1.E42" chart:class="chart:bar">
            <chart:error-indicator chart:style-name="ch8" chart:dimension="y"/>
            <chart:data-point chart:repeated="5"/>
          </chart:series>
          <chart:series chart:style-name="ch9" chart:values-cell-range-address="Sheet1.F43:Sheet1.F47" chart:label-cell-address="Sheet1.F42:Sheet1.F42" chart:class="chart:bar">
            <chart:error-indicator chart:style-name="ch8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RI Directory Coherence</text:p>
                <draw:g>
                  <svg:desc>Sheet1.E42:Sheet1.E42</svg:desc>
                </draw:g>
              </table:table-cell>
              <table:table-cell office:value-type="string">
                <text:p>Column E Column F</text:p>
              </table:table-cell>
              <table:table-cell office:value-type="string">
                <text:p>Column E Column F</text:p>
              </table:table-cell>
              <table:table-cell office:value-type="string">
                <text:p>BERI Time-Based Coherence</text:p>
                <draw:g>
                  <svg:desc>Sheet1.F42:Sheet1.F42</svg:desc>
                </draw:g>
              </table:table-cell>
              <table:table-cell office:value-type="string">
                <text:p>Column E Column F</text:p>
              </table:table-cell>
              <table:table-cell office:value-type="string">
                <text:p>Column E Column F</text:p>
              </table:table-cell>
            </table:table-row>
          </table:table-header-rows>
          <table:table-rows>
            <table:table-row>
              <table:table-cell office:value-type="string">
                <text:p>Total Logic Utilization</text:p>
                <draw:g>
                  <svg:desc>Sheet1.D43:Sheet1.D47</svg:desc>
                </draw:g>
              </table:table-cell>
              <table:table-cell office:value-type="float" office:value="1">
                <text:p>1</text:p>
                <draw:g>
                  <svg:desc>Sheet1.E43:Sheet1.E47</svg:desc>
                </draw:g>
              </table:table-cell>
              <table:table-cell office:value-type="float" office:value="0.00550698920357696">
                <text:p>0.00550698920357696</text:p>
                <draw:g>
                  <svg:desc>Sheet1.E56:Sheet1.F60</svg:desc>
                </draw:g>
              </table:table-cell>
              <table:table-cell office:value-type="float" office:value="0.00711122377748058">
                <text:p>0.00711122377748058</text:p>
                <draw:g>
                  <svg:desc>Sheet1.E50:Sheet1.F54</svg:desc>
                </draw:g>
              </table:table-cell>
              <table:table-cell office:value-type="float" office:value="0.98755015597776">
                <text:p>0.98755015597776</text:p>
                <draw:g>
                  <svg:desc>Sheet1.F43:Sheet1.F47</svg:desc>
                </draw:g>
              </table:table-cell>
              <table:table-cell office:value-type="float" office:value="0.00550698920357696">
                <text:p>0.00550698920357696</text:p>
                <draw:g>
                  <svg:desc>Sheet1.E56:Sheet1.F60</svg:desc>
                </draw:g>
              </table:table-cell>
              <table:table-cell office:value-type="float" office:value="0.00711122377748058">
                <text:p>0.00711122377748058</text:p>
                <draw:g>
                  <svg:desc>Sheet1.E50:Sheet1.F54</svg:desc>
                </draw:g>
              </table:table-cell>
            </table:table-row>
            <table:table-row>
              <table:table-cell office:value-type="string">
                <text:p>Combinational ALUTs </text:p>
              </table:table-cell>
              <table:table-cell office:value-type="float" office:value="1">
                <text:p>1</text:p>
              </table:table-cell>
              <table:table-cell office:value-type="float" office:value="0.00122415745062941">
                <text:p>0.00122415745062941</text:p>
              </table:table-cell>
              <table:table-cell office:value-type="float" office:value="0.00191292029870553">
                <text:p>0.00191292029870553</text:p>
              </table:table-cell>
              <table:table-cell office:value-type="float" office:value="0.980324248356171">
                <text:p>0.980324248356171</text:p>
              </table:table-cell>
              <table:table-cell office:value-type="float" office:value="0.00122415745062941">
                <text:p>0.00122415745062941</text:p>
              </table:table-cell>
              <table:table-cell office:value-type="float" office:value="0.00191292029870553">
                <text:p>0.00191292029870553</text:p>
              </table:table-cell>
            </table:table-row>
            <table:table-row>
              <table:table-cell office:value-type="string">
                <text:p>Total Registers</text:p>
              </table:table-cell>
              <table:table-cell office:value-type="float" office:value="1">
                <text:p>1</text:p>
              </table:table-cell>
              <table:table-cell office:value-type="float" office:value="0.000339158093503703">
                <text:p>0.000339158093503703</text:p>
              </table:table-cell>
              <table:table-cell office:value-type="float" office:value="0.000546930619253836">
                <text:p>0.000546930619253836</text:p>
              </table:table-cell>
              <table:table-cell office:value-type="float" office:value="0.98747864984524">
                <text:p>0.98747864984524</text:p>
              </table:table-cell>
              <table:table-cell office:value-type="float" office:value="0.000339158093503703">
                <text:p>0.000339158093503703</text:p>
              </table:table-cell>
              <table:table-cell office:value-type="float" office:value="0.000546930619253836">
                <text:p>0.000546930619253836</text:p>
              </table:table-cell>
            </table:table-row>
            <table:table-row>
              <table:table-cell office:value-type="string">
                <text:p>Dedicated Registers </text:p>
              </table:table-cell>
              <table:table-cell office:value-type="float" office:value="1">
                <text:p>1</text:p>
              </table:table-cell>
              <table:table-cell office:value-type="float" office:value="0.000347379132044012">
                <text:p>0.000347379132044012</text:p>
              </table:table-cell>
              <table:table-cell office:value-type="float" office:value="0.000544124835148642">
                <text:p>0.000544124835148642</text:p>
              </table:table-cell>
              <table:table-cell office:value-type="float" office:value="0.984899767286723">
                <text:p>0.984899767286723</text:p>
              </table:table-cell>
              <table:table-cell office:value-type="float" office:value="0.000347379132044012">
                <text:p>0.000347379132044012</text:p>
              </table:table-cell>
              <table:table-cell office:value-type="float" office:value="0.000544124835148642">
                <text:p>0.000544124835148642</text:p>
              </table:table-cell>
            </table:table-row>
            <table:table-row>
              <table:table-cell office:value-type="string">
                <text:p>ALUT/Register Pairs</text:p>
              </table:table-cell>
              <table:table-cell office:value-type="float" office:value="1">
                <text:p>1</text:p>
              </table:table-cell>
              <table:table-cell office:value-type="float" office:value="0.0000158206570319441">
                <text:p>0.0000158206570319441</text:p>
              </table:table-cell>
              <table:table-cell office:value-type="float" office:value="0.0000138430749028432">
                <text:p>0.0000138430749028432</text:p>
              </table:table-cell>
              <table:table-cell office:value-type="float" office:value="0.980932153112319">
                <text:p>0.980932153112319</text:p>
              </table:table-cell>
              <table:table-cell office:value-type="float" office:value="0.0000158206570319441">
                <text:p>0.0000158206570319441</text:p>
              </table:table-cell>
              <table:table-cell office:value-type="float" office:value="0.0000138430749028432">
                <text:p>0.0000138430749028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40104918454562">
                <text:p>0.00540104918454562</text:p>
              </table:table-cell>
              <table:table-cell office:value-type="float" office:value="0.00929812845605665">
                <text:p>0.00929812845605665</text:p>
              </table:table-cell>
              <table:table-cell office:value-type="float" office:value="NaN">
                <text:p>NaN</text:p>
              </table:table-cell>
              <table:table-cell office:value-type="float" office:value="0.00540104918454562">
                <text:p>0.00540104918454562</text:p>
              </table:table-cell>
              <table:table-cell office:value-type="float" office:value="0.00929812845605665">
                <text:p>0.00929812845605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47321632730538">
                <text:p>0.000747321632730538</text:p>
              </table:table-cell>
              <table:table-cell office:value-type="float" office:value="0.000702705415850945">
                <text:p>0.000702705415850945</text:p>
              </table:table-cell>
              <table:table-cell office:value-type="float" office:value="NaN">
                <text:p>NaN</text:p>
              </table:table-cell>
              <table:table-cell office:value-type="float" office:value="0.000747321632730538">
                <text:p>0.000747321632730538</text:p>
              </table:table-cell>
              <table:table-cell office:value-type="float" office:value="0.000702705415850945">
                <text:p>0.000702705415850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62160039843435">
                <text:p>0.00262160039843435</text:p>
              </table:table-cell>
              <table:table-cell office:value-type="float" office:value="0.0101350215869544">
                <text:p>0.0101350215869544</text:p>
              </table:table-cell>
              <table:table-cell office:value-type="float" office:value="NaN">
                <text:p>NaN</text:p>
              </table:table-cell>
              <table:table-cell office:value-type="float" office:value="0.00262160039843435">
                <text:p>0.00262160039843435</text:p>
              </table:table-cell>
              <table:table-cell office:value-type="float" office:value="0.0101350215869544">
                <text:p>0.0101350215869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41410974106376">
                <text:p>0.000141410974106376</text:p>
              </table:table-cell>
              <table:table-cell office:value-type="float" office:value="0.000212116461159676">
                <text:p>0.000212116461159676</text:p>
              </table:table-cell>
              <table:table-cell office:value-type="float" office:value="NaN">
                <text:p>NaN</text:p>
              </table:table-cell>
              <table:table-cell office:value-type="float" office:value="0.000141410974106376">
                <text:p>0.000141410974106376</text:p>
              </table:table-cell>
              <table:table-cell office:value-type="float" office:value="0.000212116461159676">
                <text:p>0.000212116461159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217534034188152">
                <text:p>0.0000217534034188152</text:p>
              </table:table-cell>
              <table:table-cell office:value-type="float" office:value="0.00000791032851597204">
                <text:p>0.00000791032851597204</text:p>
              </table:table-cell>
              <table:table-cell office:value-type="float" office:value="NaN">
                <text:p>NaN</text:p>
              </table:table-cell>
              <table:table-cell office:value-type="float" office:value="0.0000217534034188152">
                <text:p>0.0000217534034188152</text:p>
              </table:table-cell>
              <table:table-cell office:value-type="float" office:value="0.00000791032851597204">
                <text:p>0.00000791032851597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